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oundROI" table:style-name="ta1">
        <table:shapes>
          <draw:frame draw:z-index="0" draw:style-name="gr1" draw:text-style-name="P1" svg:width="6.2988in" svg:height="3.5429in" svg:x="2.435in" svg:y="0.7508in">
            <draw:object draw:notify-on-update-of-ranges="compoundROI.B1:compoundROI.B1 compoundROI.B2:compoundROI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ompounding Profi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6.326363138034" calcext:value-type="float">
            <text:p>386.326363138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8.059193924343" calcext:value-type="float">
            <text:p>738.059193924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2.33461169058" calcext:value-type="float">
            <text:p>1062.33461169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4.99970526259" calcext:value-type="float">
            <text:p>1364.999705262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0.90535953734" calcext:value-type="float">
            <text:p>1650.90535953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24.12039953734" calcext:value-type="float">
            <text:p>1924.12039953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88.09112846911" calcext:value-type="float">
            <text:p>2188.091128469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45.76215818714" calcext:value-type="float">
            <text:p>2445.76215818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99.66928013836" calcext:value-type="float">
            <text:p>2699.669280138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52.01179700626" calcext:value-type="float">
            <text:p>2952.011797006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04.86457391348" calcext:value-type="float">
            <text:p>3204.864573913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59.75316802337" calcext:value-type="float">
            <text:p>3459.753168023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18.16705879422" calcext:value-type="float">
            <text:p>3718.16705879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81.42770513569" calcext:value-type="float">
            <text:p>3981.427705135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50.7129009829" calcext:value-type="float">
            <text:p>4250.71290098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27.07687209821" calcext:value-type="float">
            <text:p>4527.07687209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11.46697752287" calcext:value-type="float">
            <text:p>4811.466977522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04.73768155114" calcext:value-type="float">
            <text:p>5104.73768155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7.66231457081" calcext:value-type="float">
            <text:p>5407.662314570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20.94302979469" calcext:value-type="float">
            <text:p>5720.943029794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45.21927809718" calcext:value-type="float">
            <text:p>6045.219278097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81.2133369014" calcext:value-type="float">
            <text:p>6381.2133369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29.32241959035" calcext:value-type="float">
            <text:p>6729.32241959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90.03760540491" calcext:value-type="float">
            <text:p>7090.037605404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63.81077200685" calcext:value-type="float">
            <text:p>7463.810772006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51.0586598107" calcext:value-type="float">
            <text:p>7851.0586598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52.16642289708" calcext:value-type="float">
            <text:p>8252.166422897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67.49074241756" calcext:value-type="float">
            <text:p>8667.490742417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97.36256562198" calcext:value-type="float">
            <text:p>9097.362565621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42.08952326082" calcext:value-type="float">
            <text:p>9542.089523260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1.9580696422" calcext:value-type="float">
            <text:p>10001.95806964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77.2353826704" calcext:value-type="float">
            <text:p>10477.2353826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968.321985375" calcext:value-type="float">
            <text:p>10968.3219853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75.301836797" calcext:value-type="float">
            <text:p>11475.3018367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998.3937364333" calcext:value-type="float">
            <text:p>11998.3937364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37.8029686203" calcext:value-type="float">
            <text:p>12537.8029686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4T16:26:07.868845052</dc:date>
    <meta:editing-duration>PT1M6S</meta:editing-duration>
    <meta:editing-cycles>1</meta:editing-cycles>
    <meta:document-statistic meta:table-count="1" meta:cell-count="73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55cm" svg:y="4.201cm" style:legend-expansion="high" chart:style-name="ch2"/>
        <chart:plot-area chart:style-name="ch3" table:cell-range-address="compoundROI.B1:compoundROI.B37" chart:data-source-has-labels="row" svg:x="0.32cm" svg:y="0.18cm" svg:width="10.815cm" svg:height="8.64cm">
          <chart:coordinate-region svg:x="1.497cm" svg:y="0.379cm" svg:width="9.63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oundROI.B2:compoundROI.B37" chart:label-cell-address="compoundROI.B1:compoundROI.B1" chart:class="chart:line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unding Profits</text:p>
                <draw:g>
                  <svg:desc>compoundROI.B1:compoundROI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6.326363138034">
                <text:p>386.326363138034</text:p>
                <draw:g>
                  <svg:desc>compoundROI.B2:compoundROI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8.059193924343">
                <text:p>738.059193924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2.33461169058">
                <text:p>1062.33461169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.99970526259">
                <text:p>1364.99970526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0.90535953734">
                <text:p>1650.90535953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4.12039953734">
                <text:p>1924.12039953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8.09112846911">
                <text:p>2188.09112846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5.76215818714">
                <text:p>2445.76215818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99.66928013836">
                <text:p>2699.669280138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2.01179700626">
                <text:p>2952.01179700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4.86457391348">
                <text:p>3204.86457391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9.75316802337">
                <text:p>3459.75316802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18.16705879422">
                <text:p>3718.16705879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81.42770513569">
                <text:p>3981.42770513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0.7129009829">
                <text:p>4250.7129009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7.07687209821">
                <text:p>4527.07687209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11.46697752287">
                <text:p>4811.46697752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4.73768155114">
                <text:p>5104.73768155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7.66231457081">
                <text:p>5407.66231457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20.94302979469">
                <text:p>5720.943029794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45.21927809718">
                <text:p>6045.21927809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81.2133369014">
                <text:p>6381.2133369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29.32241959035">
                <text:p>6729.3224195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90.03760540491">
                <text:p>7090.0376054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63.81077200685">
                <text:p>7463.81077200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51.0586598107">
                <text:p>7851.0586598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52.16642289708">
                <text:p>8252.16642289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67.49074241756">
                <text:p>8667.49074241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97.36256562198">
                <text:p>9097.36256562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42.08952326082">
                <text:p>9542.08952326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1.9580696422">
                <text:p>10001.9580696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77.2353826704">
                <text:p>10477.2353826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68.321985375">
                <text:p>10968.321985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75.301836797">
                <text:p>11475.301836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98.3937364333">
                <text:p>11998.3937364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37.8029686203">
                <text:p>12537.8029686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